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text-line-through-style="none" style:text-underline-style="none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text-underline-style="solid" style:text-underline-width="auto" style:text-underline-color="font-color"/>
    </style:style>
    <style:style style:name="T3" style:family="text">
      <style:text-properties style:text-line-through-style="none"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1" style:text-underline-style="solid" style:text-underline-width="auto" style:text-underline-color="font-color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, Judaism--France--History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, beginning with page 1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Ibn Tibon, Judah Aben Tibon, Samuel Aben Tibon</text:p>
      <text:p text:style-name="P5">Additional Places mentioned: Lunel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Letterhead]</text:p>
      <text:p text:style-name="P3">S. MORAIS,/</text:p>
      <text:p text:style-name="P3">546 N. FIFTH STREET,/</text:p>
      <text:p text:style-name="P3">PHILADELPHIA./</text:p>
      <text:p text:style-name="P3"/>
      <text:p text:style-name="P2">[Front Cover]</text:p>
      <text:p text:style-name="P3">Post Biblical lecture/</text:p>
      <text:p text:style-name="P3">53/</text:p>
      <text:p text:style-name="P6">Spanish<text:span text:style-name="T1"> French School/</text:span></text:p>
      <text:p text:style-name="P8"/>
      <text:p text:style-name="P9">[Page i]</text:p>
      <text:p text:style-name="P8">The Ibn Tibon family/</text:p>
      <text:p text:style-name="P8"/>
      <text:p text:style-name="P9">[Page 1]</text:p>
      <text:p text:style-name="P7"><text:span text:style-name="T1">It is sometime since I undertook to resume my/ post biblical lectures, and really when before the/ heated term of last summer set in, and I began/ to speak of </text:span>the<text:span text:style-name="T1"> eminent scholars, who flourished/ in France in medieval ages, I had intended to fol-/-low up my brief account of the </text:span>famous<text:span text:style-name="T1"> world renowned </text:span><text:span text:style-name="T2">Rashi</text:span><text:span text:style-name="T3">/ and of the exceedingly meritorious </text:span><text:span text:style-name="T2">Rudak</text:span><text:span text:style-name="T3"> or David/ Kimchi, by a short biography of more such worthies, "belong-/-ing to that country. <text:s/>But the necessity of making/ my discourses suit solemn and festive seasons </text:span><text:span text:style-name="T5">and</text:span><text:span text:style-name="T3"> as well as current events,/ prevented what I will endeavour now to do at/ intervals, not quite so far apart as I permitted </text:span><text:span text:style-name="T5">to</text:span><text:span text:style-name="T3">/ to elapse heretofore. <text:s/>I wish to make mention of a/ </text:span><text:span text:style-name="T5">a French</text:span><text:span text:style-name="T3"> </text:span><text:soft-page-break/><text:span text:style-name="T3">family in France whose members have </text:span><text:span text:style-name="T5">distinguished</text:span><text:span text:style-name="T3"> signalised/ themselves in one particular./</text:span></text:p>
      <text:p text:style-name="P10">At Granada, once a famous city of Southern Spain,/ was born Judah Aben Tibon in the twelfth century/ of the vulgar era. <text:s/>What causes may have induced/ him early in life to emigrate to Lunel, in South France, we have/ not heard. <text:s/>Very probably, some political agitation./ <text:s/>For, let me say here, in passing, that they are in error/</text:p>
      <text:p text:style-name="P10"/>
      <text:p text:style-name="P10">[Page 2]</text:p>
      <text:p text:style-name="P7"><text:span text:style-name="T3">who imagine that in Spain, </text:span><text:span text:style-name="T5">even in the days</text:span><text:span text:style-name="T3"> during the dominion of the/ liberal Moors, who cultivated and fostered know-/-ledge and appreciated our people's state of culture, Jews enjoyed/ perfect freedom, fearing neither prejudice nor/ ill will. <text:s/>The idea that in the Ibernian penin-/-sula our predecessors fared as well as we whose/ fortunate lot was cast in the United States of/ America now fare is simply absurd. <text:s/>Not infrequently in-/-ternal dissensions, jealousies among Arabian tribes/ and envy of Hebrew talents and Hebrew influence,/ brought on persecution and voluntary exile. <text:s/>A/ glance at the history of the time will convince us/ of that fact. <text:s/>Judah Aben Tibon having/ taken up his residence in Lunel, exercised there/ the medical profession with distinction. <text:s/>In that/ calling, followed almost everywhere effectively/ by adherents of our religion, while magic arts and/ quackery were the senseless appliances of gentiles,/ Judah Aben Tibon earned more than a competence./ <text:s/>His large means he employed to communal advantage,/ so that by a commendable generosity, he secured from/ local authorities a privilege of inestimable value./</text:span></text:p>
      <text:p text:style-name="P10"/>
      <text:p text:style-name="P10">[Page 3]</text:p>
      <text:p text:style-name="P7"><text:span text:style-name="T3">He prevented the odious personal tax, imposed in/ other localities upon every Jew. <text:s/>It is also/ narrated that our Judah gained an enviable refu-/-tation as an author. <text:s/>To this Maimonides bore/ witness; for, writing to Samuel, son of Judah Aben/ Tibor, the illustrious sage of Cordova </text:span><text:span text:style-name="T5">so</text:span><text:span text:style-name="T3"> expressed him-/-self thus: "We had already heard of the honorable and wise/ Chief, Judah your father, of his scholarship and the/ terseness of his style, both in Arabic and Hebrew./ <text:s/>Men of good parts and high </text:span><text:span text:style-name="T5">repute</text:span><text:span text:style-name="T3"> standing from Granada told/ us so.". <text:s/>I have </text:span><text:span text:style-name="T5">also</text:span><text:span text:style-name="T3"> read likewise that he was sought/ by many who relied on his quick perception and/ calm judgment, for an opinion about the merit of their literary/ works. <text:s/>His own productions in the sacred language/ have been lost, but arguing from stray paragraphs/ and passages occasionally met, we may be justified/ in ascribing to him cleverness in handling the Biblic-/-al tongue. <text:s/>The highest service, however, which/ the Israelite </text:span><text:span text:style-name="T5">of</text:span><text:span text:style-name="T3"> who settled at Lunel rendered literature, consists in/ his translations. <text:s/>Had not his pen run rapidly,/ </text:span><text:span text:style-name="T5">works</text:span><text:span text:style-name="T3"> books of vast importance might have never become/</text:span></text:p>
      <text:p text:style-name="P10"/>
      <text:p text:style-name="P10">[Page 4]</text:p>
      <text:p text:style-name="P7"><text:span text:style-name="T3">known to us, after the Arabic ceased to be the/ vernacular among a portion of our people, or in/ countries where that language was </text:span><text:span text:style-name="T5">never understood.</text:span><text:span text:style-name="T3"> at no time spoken./ <text:s/>Thus, for instance, the first labors in Jewish philosophy from/ a man, whom the world of letters delights to honor/ this year,--the one thousandth of his birth--, might/ have been cast into the pit of oblivion. <text:s/>Saadiah/ of Fayum in Egypt, whose writings are being/ collated for publication, would not have taught/ posterity, as he did instruct us in that noble volume of his: "Creeds/ and Opinions." <text:s/>If for nothing more than for having/ made us acquainted with the offspring of a master/ mind that raised the School of Sura to its pristine/ glory when invited to preside over it, we owe Judah Aben Tibon infinite thanks./ <text:s/>But he laid us under obligation by his version of/ other Arabian works, on theology, on Grammar and/ a variety of subjects. <text:s/>We must not, nevertheless,/ forget the man, who inspired our Judah to take/ up the pen of the Scribe and who financially supplied/ what the learned translator needed. <text:s/>Meshullam/ Ben Jacob was the Maecenas, deserving of remembrance,/ and some of his relatives acted in concert to that/</text:span></text:p>
      <text:p text:style-name="P10"/>
      <text:p text:style-name="P10">[Page 5]</text:p>
      <text:p text:style-name="P7"><text:soft-page-break/><text:span text:style-name="T3">laudable end. <text:s/>All honor to them and to the/ agent of their </text:span><text:span text:style-name="T5">scholarly</text:span><text:span text:style-name="T3"> liberal disposition. <text:s/>Judah/ Aben Tibon had an heir worthy of his sire. <text:s/>Like the/ celebrated father, so the son Samuel widened the/ boundaries of our learning. <text:s/>He had studied well at/ home, during his youth. <text:s/>Having reached manhood,/ his mind bent in a new direction. <text:s/>He determined/ to launch into commercial schemes, in order to get/ quickly rich. <text:s/>Samuel Aben Tibon, so learned/ in Jewish lore, appeared to have forgotten the salu-/-tary advise of the author of Proverbs: "Do not worry to/ grow affluent" and the other maxim of the same in-/-spired writer: "He who is in haste to become opulent/ will not remain guiltless." <text:s/>He lost in his/ mercantile pursuits what he had put into them,/ and would have sunk into penury, had not his father/ come to his rescue. <text:s/>His losses, however, proved our/ gain, for the unsuccessful merchant, closed his/ ledger, which showed a continual deficit, to open/ the books out of which he would afford us a wealth/ of knowledge. <text:s/>His unbounded admiration of/ Maimonides, led him to undertake a translation into/</text:span></text:p>
      <text:p text:style-name="P10"/>
      <text:p text:style-name="P10">[Page 6]</text:p>
      <text:p text:style-name="P7"><text:span text:style-name="T3">Hebrew of almost everything which the immortal/ Rabbi wrote in Arabic. <text:s/>If he was not very/ felicitous in some of his rendering, we must attribute/ it to the difficulty </text:span><text:span text:style-name="T5">in</text:span><text:span text:style-name="T3"> which he </text:span><text:span text:style-name="T5">met</text:span><text:span text:style-name="T3"> encountered in reproducing/ terms and expressions foreign to our sacred tongue./ <text:s/>At all events, Maimonides himself highly appre-/ciated the efforts of the French Israelite. <text:s/>Fortunately,/ some of the correspondence between the enthusiastic/ translator and the illustrious author is still extant./ <text:s/>I will quote a passage, which may be of interest./ <text:s/>In a letter, sent from Lunel to Cairo, making inquiries/ about certain </text:span><text:span text:style-name="T5">sentences expressions</text:span><text:span text:style-name="T3"> phrases occurring in the </text:span><text:span text:style-name="T5">famous</text:span><text:span text:style-name="T3"> original of/ the famous </text:span><text:span text:style-name="T2">Moreh Nebuchim</text:span><text:span text:style-name="T3"> "the teacher of the per-/-plexed," Samuel Aben Tibon evinces a strong inclination/ to personally consult the writer. <text:s/>Maimonides/ answers: "Regarding your idea of visiting me,/ let me say at once, that you will be the most/ welcome among all comers. <text:s/>I shall greatly rejoice/ in your company, for I indeed desire to see you, more/ than you may desire to see me, though the accomplish-/-ing of your wishes must be attended with the dangers/ (after having delivered this lecture, I was shown Maimonides' letter in Mrs Magnus/ outline of P. B.)/</text:span></text:p>
      <text:p text:style-name="P10"/>
      <text:p text:style-name="P10">[Page 7]</text:p>
      <text:p text:style-name="P7"><text:span text:style-name="T3">of a sea voyage. <text:s/>Still, I must tell you, even give/ you counsel for your sake, not to venture on the jour-/-ney, for you will gain nothing by it, except seeing/ my face and receiving whatever attention it may be/ in my power to show. <text:s/>The expectation to derive in-/-formation on science, or to remain alone with me any/ time by day or by night, I dare not encourage,/ for the reasons which I will now set forth. <text:s/>I live/ some miles away from Cairo, where the Sultan has/ his residence. <text:s/>I must visit him daily at an early/ </text:span><text:span text:style-name="T5">es</text:span><text:span text:style-name="T3"> hour. <text:s/>Should anything </text:span><text:span text:style-name="T5">h</text:span><text:span text:style-name="T3">ail him or his children/ or his wives, I cannot leave Cairo. <text:s/>I must keep most/ of the time at the palace, where some offices not/ infrequently consult me, regarding their own health./ <text:s/>In short, I go to Cairo each day. <text:s/>If all goes right,/ I come </text:span><text:span text:style-name="T5">back</text:span><text:span text:style-name="T3"> home after twelve o'clock, very much/ exhausted. <text:s/>I find crowds of people, Jews and Gentiles,/ of every standing in society a motley company waiting/ for my return. <text:s/>I alight from my horse, wash, beg to/ be excused till I take a light mean and go to my/ office to prescribe, according to different diseases./ <text:s/>So it continues till late at night. <text:s/>Sometime till/</text:span></text:p>
      <text:p text:style-name="P10"/>
      <text:p text:style-name="P10">[Page 8]</text:p>
      <text:p text:style-name="P7"><text:span text:style-name="T3">long after midnight, when I lie down perfectly/ jaded out, so that I can hardly speak. <text:s/>In a word, my/ fellow Israelites cannot confer with me (as such) except on the/ Sabbath. <text:s/>The the Congregation, or most of them seek me/ after the morning service. <text:s/>I direct them how to proceed/ during the week. <text:s/>Then they read in my presence till noon./ <text:s/>Some do not arrive till the afternoon services. <text:s/>Now:/ I wanted to let you know all this, and I only told you in/ part what you may see, if, with the help of God, you/ do come, after having finished the work which you/ have undertaken for the benefit of our brethren. <text:s/></text:span><text:soft-page-break/><text:span text:style-name="T3">Come/ then to make inquiries, but not to anticipate instruction,/ for my time is exceedingly limited." <text:s/>This interesting/ communication, offering us an insight into the life work/ of Maimonides as court physician in Egypt, to which country he had immigrated, is followed by directions which he gives/ the translator, concerning certain points and the books which/ he ought to consult in preference to all others. <text:s/>I have/ not learned whether the two ever met, but I know that/ a vast deal of Samuel Aben Tibon's time was devoted/ to rendering into Hebrew the Arabic productions issued/ from the pen of his ideal philosophical author./</text:span></text:p>
      <text:p text:style-name="P10"/>
      <text:p text:style-name="P10">[Page 9]</text:p>
      <text:p text:style-name="P7"><text:span text:style-name="T3">More happy than Samuel in his diction was his son Moses in his/ versions. <text:s/>A perfect Arabist, he translated into classical/ French, as spoken in the middle ages, a number of books/ on medical science. <text:s/>But what to Israelites would be/ inestimable, if extant, is a work in Hebrew by Moses/ Aben Tibon, explanatory of Talmudic legends, parables/ and hyperboles. <text:s/>I say </text:span><text:span text:style-name="T2">inestimable</text:span><text:span text:style-name="T3">, for, too often have/ Rabbinical sayings, which, very possibly, were designed/ to convey deep meaning, or point a moral, served the ene-/-mies of Judaism (to our shame mostly apostates) to set/ our Sages into ridicule and make us blush at the interpretation/ of their strange sayings, or bold figures of speech./ <text:s/></text:span></text:p>
      <text:p text:style-name="Text_20_body"><text:span text:style-name="T3">I cannot conclude my sketch, referring to works in Arabic,/ without making special mention of a coreligionist of our own time, suc-/-cessful in his wonderful effort. <text:s/>Solomon Munk, who/ replaced Ernest Benan, as Professor of Semitic languages in/ the (Royal Academy) college of France, was struck blind, </text:span><text:span text:style-name="T4">when he</text:span><text:span text:style-name="T3"> just as he had un-/-dertaken to give us a faultless rendition of the most celebrated/ labors of Maimonides. <text:s/>Through the help of devoted friends,/ who read out the original; who wrote under dictation, and/ who revised proofs, Munk, that had already won/ high distinction by his erudite works, astonished/</text:span></text:p>
      <text:p text:style-name="P11"/>
      <text:p text:style-name="P11">[Page 10]</text:p>
      <text:p text:style-name="Text_20_body"><text:span text:style-name="T3">the world, by issuing from the press in three/ volumes with </text:span><text:span text:style-name="T4">abundant</text:span><text:span text:style-name="T3"> copious annotations and/ scholarly illustrations, the </text:span><text:span text:style-name="T2">Moreh Nebuchim</text:span><text:span text:style-name="T3">/ in perfect modern French. <text:s/></text:span><text:span text:style-name="T4">All</text:span><text:span text:style-name="T3"> Let us honor/ </text:span><text:span text:style-name="T4">to</text:span><text:span text:style-name="T3"> the memory of one so persevering, under a/ trial which would have deterred many from/ even easier tasks. <text:s/></text:span><text:span text:style-name="T4">All honor and</text:span><text:span text:style-name="T3"> We owe gratitude/ to the Israelite, who sustained by his trust/ in God, and by pious resignation to the Divine/ will, benefitted[sic!] us, while </text:span><text:span text:style-name="T4">seeking comfort in a</text:span><text:span text:style-name="T3"> he sought relief to his/ terrible privation, </text:span><text:span text:style-name="T4">by</text:span><text:span text:style-name="T3"> in serving the cause of Hebrew/ literature./</text:span></text:p>
      <text:p text:style-name="P11">(The concluding part of this lecture, which has reference to the good and/ learned Munk, was lengthened by a sense of deep felt sympathy and admi-/ration for the translator of <text:span text:style-name="T6">le guide des egar</text:span><text:span text:style-name="T7">é</text:span><text:span text:style-name="T9">s</text:span><text:span text:style-name="T8">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3:50:38.69</meta:creation-date>
    <dc:date>2013-01-10T11:26:43.54</dc:date>
    <meta:editing-duration>PT12M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93" meta:word-count="2142" meta:character-count="13048"/>
  </office:meta>
</office:document-meta>
</file>